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ixa ri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nta un cab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roli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ramic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sques de camp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/02/2017</text:date>, <text:time>16:0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58:39.39</meta:creation-date>
    <dc:date>2017-02-06T16:00:59.45</dc:date>
    <meta:editing-duration>PT2M20S</meta:editing-duration>
    <meta:editing-cycles>1</meta:editing-cycles>
    <meta:document-statistic meta:table-count="3" meta:cell-count="12" meta:object-count="0"/>
    <meta:generator>OpenOffice/4.1.3$Win32 OpenOffice.org_project/413m1$Build-9783</meta:generator>
  </office:meta>
</office:document-meta>
</file>